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1d7ca9" officeooo:paragraph-rsid="001d7ca9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e3a69" officeooo:paragraph-rsid="001e3a69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2103f2" officeooo:paragraph-rsid="002103f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22d3a2" officeooo:paragraph-rsid="0022d3a2"/>
    </style:style>
    <style:style style:name="P5" style:family="paragraph" style:parent-style-name="Standard">
      <style:paragraph-properties fo:text-align="start" style:justify-single-word="false"/>
      <style:text-properties officeooo:rsid="0022d3a2" officeooo:paragraph-rsid="0022d3a2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4c5e4" officeooo:paragraph-rsid="0024c5e4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75938" officeooo:paragraph-rsid="0027593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e63de" officeooo:paragraph-rsid="002e63de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fbf23" officeooo:paragraph-rsid="002fbf23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fbf23" officeooo:paragraph-rsid="0033ef31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fbf23" officeooo:paragraph-rsid="00355a4d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fbf23" officeooo:paragraph-rsid="0035dacb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39f0fc" officeooo:paragraph-rsid="0039f0fc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3a09e6" officeooo:paragraph-rsid="003a09e6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3bd9ad" officeooo:paragraph-rsid="003bd9ad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3c6bb6" officeooo:paragraph-rsid="003c6bb6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421f26" officeooo:paragraph-rsid="00421f26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43c15a" officeooo:paragraph-rsid="0043c15a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4c094a" officeooo:paragraph-rsid="004c094a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4fb8c7" officeooo:paragraph-rsid="004fb8c7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515477" officeooo:paragraph-rsid="00515477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5431d5" officeooo:paragraph-rsid="005431d5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5db508" officeooo:paragraph-rsid="005db508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d3a2" officeooo:paragraph-rsid="0022d3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919b7"/>
    </style:style>
    <style:style style:name="T2" style:family="text">
      <style:text-properties officeooo:rsid="0029da3e"/>
    </style:style>
    <style:style style:name="T3" style:family="text">
      <style:text-properties officeooo:rsid="00328c71"/>
    </style:style>
    <style:style style:name="T4" style:family="text">
      <style:text-properties officeooo:rsid="0033ef31"/>
    </style:style>
    <style:style style:name="T5" style:family="text">
      <style:text-properties officeooo:rsid="0035dacb"/>
    </style:style>
    <style:style style:name="T6" style:family="text">
      <style:text-properties style:text-position="super 58%" officeooo:rsid="00367999"/>
    </style:style>
    <style:style style:name="T7" style:family="text">
      <style:text-properties style:text-position="0% 100%" officeooo:rsid="00367999"/>
    </style:style>
    <style:style style:name="T8" style:family="text">
      <style:text-properties officeooo:rsid="003855b8"/>
    </style:style>
    <style:style style:name="T9" style:family="text">
      <style:text-properties officeooo:rsid="003c1985"/>
    </style:style>
    <style:style style:name="T10" style:family="text">
      <style:text-properties officeooo:rsid="003f7b71"/>
    </style:style>
    <style:style style:name="T11" style:family="text">
      <style:text-properties officeooo:rsid="0044d906"/>
    </style:style>
    <style:style style:name="T12" style:family="text">
      <style:text-properties officeooo:rsid="004989d7"/>
    </style:style>
    <style:style style:name="T13" style:family="text">
      <style:text-properties officeooo:rsid="004df1c5"/>
    </style:style>
    <style:style style:name="T14" style:family="text">
      <style:text-properties officeooo:rsid="004e2d48"/>
    </style:style>
    <style:style style:name="T15" style:family="text">
      <style:text-properties officeooo:rsid="00515477"/>
    </style:style>
    <style:style style:name="T16" style:family="text">
      <style:text-properties officeooo:rsid="005447b8"/>
    </style:style>
    <style:style style:name="T17" style:family="text">
      <style:text-properties officeooo:rsid="005db5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#13 </text:p>
      <text:p text:style-name="P1"/>
      <text:list xml:id="list21552895" text:style-name="L1">
        <text:list-item>
          <text:p text:style-name="P4">Table </text:p>
        </text:list-item>
      </text:list>
      <table:table table:name="Table1" table:style-name="Table1" table:template-name="Default Style">
        <table:table-column table:style-name="Table1.A" table:number-columns-repeated="3"/>
        <table:table-row table:style-name="Table1.1">
          <table:table-cell table:style-name="Table1.A1" office:value-type="string">
            <text:p text:style-name="P24">&amp;c0</text:p>
          </table:table-cell>
          <table:table-cell table:style-name="Table1.A1" office:value-type="string">
            <text:p text:style-name="P24">&amp;c1</text:p>
          </table:table-cell>
          <table:table-cell table:style-name="Table1.C1" office:value-type="string">
            <text:p text:style-name="P24">&amp;c2</text:p>
          </table:table-cell>
        </table:table-row>
      </table:table>
      <text:list xml:id="list141860612888327" text:continue-numbering="true" text:style-name="L1">
        <text:list-item>
          <text:list>
            <text:list-header>
              <text:p text:style-name="P4"/>
              <text:list>
                <text:list-item>
                  <text:p text:style-name="P18">.<text:span text:style-name="T11">data</text:span></text:p>
                </text:list-item>
                <text:list-item>
                  <text:p text:style-name="P18">.<text:span text:style-name="T11">align 2</text:span></text:p>
                </text:list-item>
              </text:list>
            </text:list-header>
            <text:list-item>
              <text:p text:style-name="P18">table:</text:p>
              <text:list>
                <text:list-item>
                  <text:p text:style-name="P2">.<text:span text:style-name="T10">word c0, c1, c2 </text:span></text:p>
                  <text:list>
                    <text:list-item>
                      <text:p text:style-name="P17">Assuming c0, c1, and c2 are labels 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Exec file </text:p>
          <text:list>
            <text:list-item>
              <text:p text:style-name="P2">Text (code)</text:p>
            </text:list-item>
            <text:list-item>
              <text:p text:style-name="P2">Data</text:p>
              <text:list>
                <text:list-item>
                  <text:p text:style-name="P2">Global variables </text:p>
                </text:list-item>
              </text:list>
            </text:list-item>
          </text:list>
        </text:list-item>
        <text:list-item>
          <text:p text:style-name="P3">Virtual memory </text:p>
          <text:list>
            <text:list-item>
              <text:p text:style-name="P6">text </text:p>
              <text:list>
                <text:list-item>
                  <text:p text:style-name="P6">Loaded <text:span text:style-name="T1">starting at address</text:span> 400K </text:p>
                </text:list-item>
              </text:list>
            </text:list-item>
            <text:list-item>
              <text:p text:style-name="P7">data</text:p>
              <text:list>
                <text:list-item>
                  <text:p text:style-name="P7">Loaded <text:span text:style-name="T2">starting at address</text:span> 10M</text:p>
                  <text:list>
                    <text:list-item>
                      <text:p text:style-name="P7">Don’t need to know this by heart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Dot directives </text:p>
          <text:list>
            <text:list-item>
              <text:p text:style-name="P9">Directions to assembler about where things to go and, in some respects, what to put there </text:p>
            </text:list-item>
            <text:list-item>
              <text:p text:style-name="P10">.<text:span text:style-name="T3">text and .data</text:span></text:p>
              <text:list>
                <text:list-item>
                  <text:p text:style-name="P11"><text:span text:style-name="T4">Toggles that specify “what” comes next goes into the specified block </text:span></text:p>
                </text:list-item>
              </text:list>
            </text:list-item>
            <text:list-item>
              <text:p text:style-name="P12"><text:span text:style-name="T4">.align n</text:span></text:p>
              <text:list>
                <text:list-item>
                  <text:p text:style-name="P12"><text:span text:style-name="T5">One time thing </text:span></text:p>
                </text:list-item>
                <text:list-item>
                  <text:p text:style-name="P12"><text:span text:style-name="T5">Says that, right now, if you are not on an appropriate boundary, move to one </text:span></text:p>
                </text:list-item>
                <text:list-item>
                  <text:p text:style-name="P12"><text:span text:style-name="T5">Move ahead in the current block until you reach a 2</text:span><text:span text:style-name="T6">n</text:span><text:span text:style-name="T7"> boundary </text:span><text:span text:style-name="T5"><text:s/></text:span></text:p>
                </text:list-item>
              </text:list>
            </text:list-item>
            <text:list-item>
              <text:p text:style-name="P12">.<text:span text:style-name="T8">word n, n, n; .half n, n, n, n; .byte n, n</text:span></text:p>
              <text:list>
                <text:list-item>
                  <text:p text:style-name="P16">Takes a list of constants </text:p>
                </text:list-item>
                <text:list-item>
                  <text:p text:style-name="P13">Each n must be an integer constant </text:p>
                  <text:list>
                    <text:list-item>
                      <text:p text:style-name="P14">Length must be appropriate to the directive </text:p>
                    </text:list-item>
                  </text:list>
                </text:list-item>
                <text:list-item>
                  <text:p text:style-name="P15">Set aside one chunk of memory <text:span text:style-name="T9">and initialize it to the value of the item from the list</text:span></text:p>
                </text:list-item>
              </text:list>
            </text:list-item>
            <text:list-item>
              <text:p text:style-name="P15">.<text:span text:style-name="T12">ascii “hi mom”; .asciiz “string” </text:span></text:p>
              <text:list>
                <text:list-item>
                  <text:p text:style-name="P19">Set aside one byte <text:span text:style-name="T14">in the current block</text:span> for each character in the string and initialize it to the <text:span text:style-name="T13">character </text:span></text:p>
                </text:list-item>
                <text:list-item>
                  <text:p text:style-name="P20">Supports the C escape sequences</text:p>
                  <text:list>
                    <text:list-item>
                      <text:p text:style-name="P21">\t, \n, \\, \”, etc. </text:p>
                    </text:list-item>
                  </text:list>
                </text:list-item>
                <text:list-item>
                  <text:p text:style-name="P22">.asciiz is null terminated; <text:span text:style-name="T16">sets aside extra byte and puts a null character there</text:span></text:p>
                </text:list-item>
              </text:list>
            </text:list-item>
            <text:list-item>
              <text:p text:style-name="P22">.<text:span text:style-name="T17">space n </text:span></text:p>
              <text:list>
                <text:list-item>
                  <text:p text:style-name="P23">Sets aside n bytes of uninitialized memory </text:p>
                </text:list-item>
              </text:list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3:28:27.749349575</meta:creation-date>
    <dc:date>2018-02-16T14:15:07.456069591</dc:date>
    <meta:editing-duration>PT46M10S</meta:editing-duration>
    <meta:editing-cycles>52</meta:editing-cycles>
    <meta:generator>LibreOffice/6.0.1.1$Linux_X86_64 LibreOffice_project/00m0$Build-1</meta:generator>
    <meta:document-statistic meta:table-count="1" meta:image-count="0" meta:object-count="0" meta:page-count="1" meta:paragraph-count="41" meta:word-count="257" meta:character-count="1210" meta:non-whitespace-character-count="1004"/>
  </office:meta>
</office:document-meta>
</file>